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43ec" officeooo:paragraph-rsid="000843ec" style:font-size-asian="16pt" style:font-size-complex="16pt"/>
    </style:style>
    <style:style style:name="P2" style:family="paragraph" style:parent-style-name="Standard">
      <style:text-properties fo:font-size="16pt" officeooo:rsid="000843ec" officeooo:paragraph-rsid="000843ec" style:font-size-asian="16pt" style:font-size-complex="16pt"/>
    </style:style>
    <style:style style:name="P3" style:family="paragraph" style:parent-style-name="Standard">
      <style:text-properties fo:font-size="16pt" officeooo:rsid="0008b1d5" officeooo:paragraph-rsid="0008b1d5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employeees( employee_id INT PRIMARY KEY, first_name VARCHAR(50), last_name VARCHAR(50), salary DECIMAL(10,2) );</text:p>
      <text:p text:style-name="P1">Query OK, 0 rows affected (0.68 sec)</text:p>
      <text:p text:style-name="P1"/>
      <text:p text:style-name="P1">mysql&gt; create table audit_log(</text:p>
      <text:p text:style-name="P1"><text:s text:c="4"/>-&gt; log_id int primary key auto_increment,</text:p>
      <text:p text:style-name="P1"><text:s text:c="4"/>-&gt; action varchar(255),</text:p>
      <text:p text:style-name="P1"><text:s text:c="4"/>-&gt; timestamp TIMESTAMP DEFAULT CURRENT_TIMESTAMP</text:p>
      <text:p text:style-name="P1"><text:s text:c="4"/>-&gt; );</text:p>
      <text:p text:style-name="P1">Query OK, 0 rows affected (0.26 sec)</text:p>
      <text:p text:style-name="P1"/>
      <text:p text:style-name="P1">mysql&gt; insert into employeees values(1,'John','Doe',50000.00);</text:p>
      <text:p text:style-name="P1"><text:s text:c="4"/>-&gt; insert into employeees values(2,'Jane','Smith',60000.00);</text:p>
      <text:p text:style-name="P1"><text:s text:c="4"/>-&gt; insert into employeees values(3,'Micheal','Johnson',55000.00);</text:p>
      <text:p text:style-name="P1"/>
      <text:p text:style-name="P1">mysql&gt; select * from employeees;</text:p>
      <text:p text:style-name="P1">+-------------+------------+-----------+----------+</text:p>
      <text:p text:style-name="P1">| employee_id | first_name | last_name | salary <text:s text:c="2"/>|</text:p>
      <text:p text:style-name="P1">+-------------+------------+-----------+----------+</text:p>
      <text:p text:style-name="P1">| <text:s text:c="10"/>1 | John <text:s text:c="6"/>| Doe <text:s text:c="6"/>| 50000.00 |</text:p>
      <text:p text:style-name="P1">| <text:s text:c="10"/>2 | Jane <text:s text:c="6"/>| Smith <text:s text:c="4"/>| 60000.00 |</text:p>
      <text:p text:style-name="P1">| <text:s text:c="10"/>3 | Micheal <text:s text:c="3"/>| Johnson <text:s text:c="2"/>| 55000.00 |</text:p>
      <text:p text:style-name="P1">+-------------+------------+-----------+----------+</text:p>
      <text:p text:style-name="P1">3 rows in set (0.00 sec)</text:p>
      <text:p text:style-name="P1"/>
      <text:p text:style-name="P3">mysql&gt; insert into audit_log(action,timestamp)</text:p>
      <text:p text:style-name="P3"><text:s text:c="4"/>-&gt; values('New employees added',current_timestamp);</text:p>
      <text:p text:style-name="P3">Query OK, 1 row affected (0.14 sec)</text:p>
      <text:p text:style-name="P3"/>
      <text:p text:style-name="P3">mysql&gt; select * from audit_log;</text:p>
      <text:p text:style-name="P3">+--------+---------------------+---------------------+</text:p>
      <text:p text:style-name="P3">| log_id | action <text:s text:c="13"/>| timestamp <text:s text:c="10"/>|</text:p>
      <text:p text:style-name="P3">+--------+---------------------+---------------------+</text:p>
      <text:p text:style-name="P3">| <text:s text:c="5"/>1 | New employees added | 2024-03-26 15:23:11 |</text:p>
      <text:p text:style-name="P3">+--------+---------------------+---------------------+</text:p>
      <text:p text:style-name="P3">1 row in set (0.02 sec)</text:p>
      <text:p text:style-name="P3"/>
      <text:p text:style-name="P3">mysql&gt; delimiter //</text:p>
      <text:p text:style-name="P3"><text:soft-page-break/>mysql&gt; create trigger after_employeee_insert</text:p>
      <text:p text:style-name="P3"><text:s text:c="4"/>-&gt; after insert on employeees</text:p>
      <text:p text:style-name="P3"><text:s text:c="4"/>-&gt; for each row</text:p>
      <text:p text:style-name="P3"><text:s text:c="4"/>-&gt; begin</text:p>
      <text:p text:style-name="P3"><text:s text:c="4"/>-&gt; insert into audit_log(action,timestamp)</text:p>
      <text:p text:style-name="P3"><text:s text:c="4"/>-&gt; values('New employee inserted',NOW());</text:p>
      <text:p text:style-name="P3"><text:s text:c="4"/>-&gt; end //</text:p>
      <text:p text:style-name="P3">Query OK, 0 rows affected (0.24 sec)</text:p>
      <text:p text:style-name="P3"/>
      <text:p text:style-name="P3">mysql&gt; delimiter ;</text:p>
      <text:p text:style-name="P3"/>
      <text:p text:style-name="P3">mysql&gt; insert into employeees values(4,'Minnu','Joseph',65000.00);</text:p>
      <text:p text:style-name="P3">Query OK, 1 row affected (0.10 sec)</text:p>
      <text:p text:style-name="P3"/>
      <text:p text:style-name="P3">mysql&gt; select * from employeees;</text:p>
      <text:p text:style-name="P3">+-------------+------------+-----------+----------+</text:p>
      <text:p text:style-name="P3">| employee_id | first_name | last_name | salary <text:s text:c="2"/>|</text:p>
      <text:p text:style-name="P3">+-------------+------------+-----------+----------+</text:p>
      <text:p text:style-name="P3">| <text:s text:c="10"/>1 | John <text:s text:c="6"/>| Doe <text:s text:c="6"/>| 50000.00 |</text:p>
      <text:p text:style-name="P3">| <text:s text:c="10"/>2 | Jane <text:s text:c="6"/>| Smith <text:s text:c="4"/>| 60000.00 |</text:p>
      <text:p text:style-name="P3">| <text:s text:c="10"/>3 | Micheal <text:s text:c="3"/>| Johnson <text:s text:c="2"/>| 55000.00 |</text:p>
      <text:p text:style-name="P3">| <text:s text:c="10"/>4 | Minnu <text:s text:c="5"/>| Joseph <text:s text:c="3"/>| 65000.00 |</text:p>
      <text:p text:style-name="P3">+-------------+------------+-----------+----------+</text:p>
      <text:p text:style-name="P3">4 rows in set (0.00 sec)</text:p>
      <text:p text:style-name="P3"/>
      <text:p text:style-name="P3">mysql&gt; select * from audit_log;</text:p>
      <text:p text:style-name="P3">+--------+-----------------------+---------------------+</text:p>
      <text:p text:style-name="P3">| log_id | action <text:s text:c="15"/>| timestamp <text:s text:c="10"/>|</text:p>
      <text:p text:style-name="P3">+--------+-----------------------+---------------------+</text:p>
      <text:p text:style-name="P3">| <text:s text:c="5"/>1 | New employees added <text:s text:c="2"/>| 2024-03-26 15:23:11 |</text:p>
      <text:p text:style-name="P3">| <text:s text:c="5"/>2 | New employee inserted | 2024-03-26 15:29:50 |</text:p>
      <text:p text:style-name="P3">+--------+-----------------------+---------------------+</text:p>
      <text:p text:style-name="P3">2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12:24:43.560819350</meta:creation-date>
    <dc:date>2024-03-26T15:31:25.486455170</dc:date>
    <meta:editing-duration>PT2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353" meta:character-count="2675" meta:non-whitespace-character-count="2171"/>
  </office:meta>
</office:document-meta>
</file>